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iteManager.check( DocumentFactory map , NodeSet 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SiteManager.sortAscending( SiteNode [ ] nod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SiteManager.service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NodeComparator.compare( Object arg0 , Object arg1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SiteManager.AbstractSit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bstractSiteManager.isIrreflexive( DocumentFactory map , NodeSet se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AbstractSiteManager.isAntisymmetric( DocumentFactory map , NodeSet set )</text:p>
          </table:table-cell>
          <table:table-cell office:value-type="float" office:value="6">
            <text:p text:style-name="Table_20_Contents">6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SiteManager.isTransitive( DocumentFactory map , NodeSet set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NodeComparator.NodeComparator( DocumentFactory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